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178cm" draw:fill="solid" draw:fill-color="#94bd5e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marker-end="Arrow" draw:marker-end-width="0.178cm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178cm" draw:textarea-horizontal-align="center" draw:textarea-vertical-align="middle"/>
    </style:style>
    <style:style style:name="gr4" style:family="graphic" style:parent-style-name="standard">
      <style:graphic-properties draw:marker-end="Arrow" draw:marker-end-width="0.178cm" draw:fill="solid" draw:fill-color="#ff3366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marker-end="Arrow" draw:marker-end-width="0.178cm" draw:fill="none" draw:fill-color="#ffffff" fo:min-height="0.341cm"/>
    </style:style>
    <style:style style:name="gr6" style:family="graphic" style:parent-style-name="standard">
      <style:graphic-properties draw:stroke="none" svg:stroke-color="#000000" draw:marker-end="Arrow" draw:marker-end-width="0.178cm" draw:fill="none" draw:fill-color="#ffffff" fo:min-height="0.4cm"/>
    </style:style>
    <style:style style:name="gr7" style:family="graphic" style:parent-style-name="standard">
      <style:graphic-properties draw:stroke="none" svg:stroke-color="#000000" draw:marker-end="Arrow" draw:marker-end-width="0.178cm" draw:fill="none" draw:fill-color="#ffffff" fo:min-height="0.423cm"/>
    </style:style>
    <style:style style:name="gr8" style:family="graphic" style:parent-style-name="standard">
      <style:graphic-properties draw:stroke="none" svg:stroke-color="#000000" draw:marker-end="Arrow" draw:marker-end-width="0.178cm" draw:fill="none" draw:fill-color="#ffffff" fo:min-height="0.515cm"/>
    </style:style>
    <style:style style:name="gr9" style:family="graphic" style:parent-style-name="standard">
      <style:graphic-properties draw:stroke="none" svg:stroke-color="#000000" draw:marker-end="Arrow" draw:marker-end-width="0.178cm" draw:fill="none" draw:fill-color="#ffffff" fo:min-height="0.187cm"/>
    </style:style>
    <style:style style:name="gr10" style:family="graphic" style:parent-style-name="standard">
      <style:graphic-properties draw:stroke="none" svg:stroke-color="#000000" draw:marker-end="Arrow" draw:marker-end-width="0.178cm" draw:fill="none" draw:fill-color="#ffffff" fo:min-height="0.64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nsolas" style:font-style-name="Regular" style:font-pitch="fixed" fo:font-size="10.5pt" style:font-family-asian="'Droid Sans Fallback'" style:font-style-name-asian="Italic" style:font-family-generic-asian="swiss" style:font-pitch-asian="variable" style:font-size-asian="10.5pt" style:font-style-asian="normal" style:font-size-complex="18pt"/>
    </style:style>
    <style:style style:name="P3" style:family="paragraph">
      <style:text-properties fo:font-family="Consolas" style:font-pitch="fixed" fo:font-size="10.5pt" style:font-family-asian="Consolas" style:font-pitch-asian="fixed" style:font-size-asian="10.5pt" style:font-style-asian="normal" style:font-size-complex="10.5pt"/>
    </style:style>
    <style:style style:name="T1" style:family="text">
      <style:text-properties fo:font-family="Consolas" style:font-style-name="Regular" style:font-pitch="fixed" fo:font-size="10.5pt" style:font-family-asian="'Droid Sans Fallback'" style:font-style-name-asian="Italic" style:font-family-generic-asian="swiss" style:font-pitch-asian="variable" style:font-size-asian="10.5pt" style:font-style-asian="normal" style:font-size-complex="18pt"/>
    </style:style>
    <style:style style:name="T2" style:family="text">
      <style:text-properties fo:font-family="Consolas" style:font-pitch="fixed" fo:font-size="10.5pt" style:font-family-asian="Consolas" style:font-pitch-asian="fixed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8" draw:layer="layout" svg:width="1.695cm" svg:height="1.149cm" svg:x="1.367cm" svg:y="10.296cm">
          <text:p text:style-name="P1"><text:span text:style-name="T1">input 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3" draw:layer="layout" svg:width="2.643cm" svg:height="1.27cm" svg:x="4.445cm" svg:y="6.235cm">
          <text:p text:style-name="P1"><text:span text:style-name="T1">get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5" draw:layer="layout" svg:width="2.643cm" svg:height="1.269cm" svg:x="7.845cm" svg:y="9.14cm">
          <text:p text:style-name="P1"><text:span text:style-name="T1">10</text:span><text:span text:style-name="T1">号中断读入</text:span></text:p>
          <text:p text:style-name="P1"><text:span text:style-name="T1">一个字符串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4" draw:layer="layout" svg:width="2.643cm" svg:height="1.27cm" svg:x="7.846cm" svg:y="6.235cm">
          <text:p text:style-name="P1"><text:span text:style-name="T1">geti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1" draw:layer="layout" svg:width="2.643cm" svg:height="1.27cm" svg:x="11.146cm" svg:y="6.235cm">
          <text:p text:style-name="P1"><text:span text:style-name="T1">getscor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" draw:layer="layout" svg:width="2.643cm" svg:height="1.269cm" svg:x="4.446cm" svg:y="8.441cm">
          <text:p text:style-name="P1"><text:span text:style-name="T1">10</text:span><text:span text:style-name="T1">号中断读入</text:span></text:p>
          <text:p text:style-name="P1"><text:span text:style-name="T1">一个字符串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2" draw:layer="layout" svg:width="1.944cm" svg:height="1.27cm" svg:x="4.806cm" svg:y="10.98cm">
          <text:p text:style-name="P1"><text:span text:style-name="T1">是否为‘＃’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5.767cm" svg:y1="9.71cm" svg:x2="5.777cm" svg:y2="10.98cm" draw:start-shape="id1" draw:start-glue-point="2" draw:end-shape="id2" draw:end-glue-point="4" svg:d="m5767 9710 10 1270">
          <text:p/>
        </draw:connector>
        <draw:connector draw:style-name="gr3" draw:text-style-name="P2" draw:layer="layout" draw:type="line" svg:x1="5.766cm" svg:y1="7.505cm" svg:x2="5.767cm" svg:y2="8.441cm" draw:start-shape="id3" draw:start-glue-point="2" draw:end-shape="id1" draw:end-glue-point="0" svg:d="m5766 7505 1 936">
          <text:p/>
        </draw:connector>
        <draw:connector draw:style-name="gr3" draw:text-style-name="P2" draw:layer="layout" draw:type="line" svg:x1="9.167cm" svg:y1="7.505cm" svg:x2="9.166cm" svg:y2="9.14cm" draw:start-shape="id4" draw:start-glue-point="2" draw:end-shape="id5" draw:end-glue-point="0" svg:d="m9167 7505-1 1635">
          <text:p/>
        </draw:connector>
        <draw:custom-shape draw:style-name="gr4" draw:text-style-name="P2" draw:id="id15" draw:layer="layout" svg:width="1.587cm" svg:height="1.27cm" svg:x="18.733cm" svg:y="8.461cm">
          <text:p text:style-name="P1"><text:span text:style-name="T1">ret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9.166cm" svg:y1="10.409cm" svg:x2="9.169cm" svg:y2="12.143cm" draw:start-shape="id5" draw:start-glue-point="2" draw:end-shape="id6" draw:end-glue-point="0" svg:d="m9166 10409 3 1734">
          <text:p/>
        </draw:connector>
        <draw:custom-shape draw:style-name="gr2" draw:text-style-name="P2" draw:id="id14" draw:layer="layout" svg:width="2.643cm" svg:height="0.942cm" svg:x="4.447cm" svg:y="13.342cm">
          <text:p text:style-name="P1"><text:span text:style-name="T1">在串尾加</text:span><text:span text:style-name="T1">'$'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6" draw:layer="layout" svg:width="2.643cm" svg:height="1.269cm" svg:x="7.848cm" svg:y="12.143cm">
          <text:p text:style-name="P1"><text:span text:style-name="T1">在串尾加</text:span><text:span text:style-name="T1">'$'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7" draw:layer="layout" svg:width="2.643cm" svg:height="1.27cm" svg:x="11.147cm" svg:y="8.235cm">
          <text:p text:style-name="P1"><text:span text:style-name="T1">读入一个字符串</text:span></text:p>
          <text:p text:style-name="P1"><text:span text:style-name="T1">到</text:span><text:span text:style-name="T1">buffer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2.468cm" svg:y1="9.505cm" svg:x2="12.471cm" svg:y2="10.185cm" draw:start-shape="id7" draw:start-glue-point="2" draw:end-shape="id8" draw:end-glue-point="0" svg:d="m12468 9505 3 680">
          <text:p/>
        </draw:connector>
        <draw:custom-shape draw:style-name="gr2" draw:text-style-name="P2" draw:id="id8" draw:layer="layout" svg:width="2.643cm" svg:height="1.075cm" svg:x="11.15cm" svg:y="10.185cm">
          <text:p text:style-name="P1"><text:span text:style-name="T1">tmp=tmp*10</text:span></text:p>
          <text:p text:style-name="P1"><text:span text:style-name="T1">+buf[i]-'0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9" draw:layer="layout" svg:width="2.643cm" svg:height="0.744cm" svg:x="11.151cm" svg:y="11.886cm">
          <text:p text:style-name="P1"><text:span text:style-name="T1">inc 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10" draw:layer="layout" svg:width="2.077cm" svg:height="1.675cm" svg:x="11.458cm" svg:y="13.12cm">
          <text:p text:style-name="P1"><text:span text:style-name="T1">buf</text:span><text:span text:style-name="T1">包含</text:span></text:p>
          <text:p text:style-name="P1"><text:span text:style-name="T1">小数点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12.472cm" svg:y1="12.63cm" svg:x2="12.496cm" svg:y2="13.12cm" draw:start-shape="id9" draw:start-glue-point="2" draw:end-shape="id10" draw:end-glue-point="4" svg:d="m12472 12630 24 490">
          <text:p/>
        </draw:connector>
        <draw:custom-shape draw:style-name="gr2" draw:text-style-name="P2" draw:id="id12" draw:layer="layout" svg:width="2.643cm" svg:height="0.6cm" svg:x="11.151cm" svg:y="15.26cm">
          <text:p text:style-name="P1"><text:span text:style-name="T1">tmp=tmp*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line" svg:x1="12.471cm" svg:y1="11.26cm" svg:x2="12.472cm" svg:y2="11.886cm" draw:start-shape="id8" draw:start-glue-point="2" draw:end-shape="id9" draw:end-glue-point="0" svg:d="m12471 11260 1 626">
          <text:p/>
        </draw:connector>
        <draw:connector draw:style-name="gr3" draw:text-style-name="P2" draw:layer="layout" draw:type="line" svg:x1="12.467cm" svg:y1="7.505cm" svg:x2="12.468cm" svg:y2="8.235cm" draw:start-shape="id11" draw:start-glue-point="2" draw:end-shape="id7" draw:end-glue-point="0" svg:d="m12467 7505 1 730">
          <text:p/>
        </draw:connector>
        <draw:connector draw:style-name="gr3" draw:text-style-name="P2" draw:layer="layout" svg:x1="12.472cm" svg:y1="15.86cm" svg:x2="16.21cm" svg:y2="8.14cm" draw:start-shape="id12" draw:start-glue-point="2" draw:end-shape="id13" draw:end-glue-point="0" svg:d="m12472 15860v501h1895v-8722h1843v501">
          <text:p/>
        </draw:connector>
        <draw:connector draw:style-name="gr3" draw:text-style-name="P2" draw:layer="layout" svg:x1="11.458cm" svg:y1="13.957cm" svg:x2="12.464cm" svg:y2="16.284cm" draw:start-shape="id10" draw:start-glue-point="5" svg:d="m11458 13957h-502v2327h1508">
          <text:p/>
        </draw:connector>
        <draw:custom-shape draw:style-name="gr2" draw:text-style-name="P2" draw:id="id13" draw:layer="layout" svg:width="2.54cm" svg:height="0.778cm" svg:x="14.94cm" svg:y="8.14cm">
          <text:p text:style-name="P1"><text:span text:style-name="T1">inc cnt</text:span></text:p>
          <draw:enhanced-geometry svg:viewBox="0 0 21600 21600" draw:type="rectangle" draw:enhanced-path="M 0 0 L 21600 0 21600 21600 0 21600 0 0 Z N"/>
        </draw:custom-shape>
        <draw:g>
          <draw:connector draw:style-name="gr3" draw:text-style-name="P2" draw:layer="layout" draw:type="line" svg:x1="12.496cm" svg:y1="14.795cm" svg:x2="12.472cm" svg:y2="15.26cm" draw:start-shape="id10" draw:start-glue-point="6" draw:end-shape="id12" draw:end-glue-point="0" svg:d="m12496 14795-24 465">
            <text:p/>
          </draw:connector>
          <draw:frame draw:style-name="gr5" draw:text-style-name="P3" draw:layer="layout" svg:width="0.683cm" svg:height="0.683cm" svg:x="12.284cm" svg:y="14.645cm">
            <draw:text-box>
              <text:p><text:span text:style-name="T2">否</text:span></text:p>
            </draw:text-box>
          </draw:frame>
        </draw:g>
        <draw:custom-shape draw:style-name="gr2" draw:text-style-name="P2" draw:id="id16" draw:layer="layout" svg:width="2.54cm" svg:height="0.856cm" svg:x="14.94cm" svg:y="9.74cm">
          <text:p text:style-name="P1"><text:span text:style-name="T1">score[bx]=tm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7" draw:layer="layout" svg:width="2.54cm" svg:height="0.856cm" svg:x="14.94cm" svg:y="11.54cm">
          <text:p text:style-name="P1"><text:span text:style-name="T1">si = si+MAX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line-skew="0cm 3.544cm" svg:x1="5.768cm" svg:y1="14.284cm" svg:x2="9.167cm" svg:y2="6.235cm" draw:start-shape="id14" draw:start-glue-point="2" draw:end-shape="id4" draw:end-glue-point="0" svg:d="m5768 14284v501h1721v-9051h1678v501">
          <text:p/>
        </draw:connector>
        <draw:frame draw:style-name="gr6" draw:text-style-name="P3" draw:layer="layout" svg:width="0.683cm" svg:height="0.683cm" svg:x="4.227cm" svg:y="10.831cm">
          <draw:text-box>
            <text:p><text:span text:style-name="T2">是</text:span></text:p>
          </draw:text-box>
        </draw:frame>
        <draw:connector draw:style-name="gr3" draw:text-style-name="P2" draw:layer="layout" draw:line-skew="-0.316cm 6.686cm" svg:x1="4.806cm" svg:y1="11.614cm" svg:x2="19.526cm" svg:y2="9.731cm" draw:start-shape="id2" draw:start-glue-point="5" draw:end-shape="id15" draw:end-glue-point="2" svg:d="m4806 11614h-817v5428h15537v-7311">
          <text:p/>
        </draw:connector>
        <draw:g>
          <draw:connector draw:style-name="gr3" draw:text-style-name="P2" draw:layer="layout" draw:type="line" svg:x1="5.79cm" svg:y1="12.25cm" svg:x2="5.781cm" svg:y2="13.326cm" svg:d="m5790 12250-9 1076">
            <text:p/>
          </draw:connector>
          <draw:frame draw:style-name="gr7" draw:text-style-name="P3" draw:layer="layout" svg:width="0.673cm" svg:height="0.683cm" svg:x="5.594cm" svg:y="12.439cm">
            <draw:text-box>
              <text:p><text:span text:style-name="T2">否</text:span></text:p>
            </draw:text-box>
          </draw:frame>
        </draw:g>
        <draw:connector draw:style-name="gr3" draw:text-style-name="P2" draw:layer="layout" svg:x1="16.21cm" svg:y1="8.918cm" svg:x2="16.21cm" svg:y2="9.74cm" draw:start-shape="id13" draw:start-glue-point="2" draw:end-shape="id16" draw:end-glue-point="0" svg:d="m16210 8918v822">
          <text:p/>
        </draw:connector>
        <draw:connector draw:style-name="gr3" draw:text-style-name="P2" draw:layer="layout" svg:x1="16.21cm" svg:y1="10.596cm" svg:x2="16.21cm" svg:y2="11.54cm" draw:start-shape="id16" draw:start-glue-point="2" draw:end-shape="id17" draw:end-glue-point="0" svg:d="m16210 10596v944">
          <text:p/>
        </draw:connector>
        <draw:connector draw:style-name="gr3" draw:text-style-name="P2" draw:layer="layout" draw:line-skew="0cm 7.194cm -1.024cm" svg:x1="16.21cm" svg:y1="12.396cm" svg:x2="5.766cm" svg:y2="6.235cm" draw:start-shape="id17" draw:start-glue-point="2" draw:end-shape="id3" draw:end-glue-point="0" svg:d="m16210 12396v501h1998v-8187h-12442v1525">
          <text:p/>
        </draw:connector>
        <draw:connector draw:style-name="gr3" draw:text-style-name="P2" draw:layer="layout" svg:x1="3.062cm" svg:y1="10.87cm" svg:x2="4.445cm" svg:y2="6.87cm" draw:start-shape="id18" draw:start-glue-point="1" draw:end-shape="id3" draw:end-glue-point="3" svg:d="m3062 10870h691v-4000h692">
          <text:p/>
        </draw:connector>
        <draw:custom-shape draw:style-name="gr1" draw:text-style-name="P2" draw:id="id19" draw:layer="layout" svg:width="1.695cm" svg:height="1.192cm" svg:x="1.368cm" svg:y="18.096cm">
          <text:p text:style-name="P1"><text:span text:style-name="T1">averag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25" draw:layer="layout" svg:width="1.587cm" svg:height="1.188cm" svg:x="18.734cm" svg:y="18.1cm">
          <text:p text:style-name="P1"><text:span text:style-name="T1">re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20" draw:layer="layout" svg:width="1.582cm" svg:height="1.325cm" svg:x="3.879cm" svg:y="18.047cm">
          <text:p text:style-name="P1"><text:span text:style-name="T1">cx = 0</text:span></text:p>
          <text:p text:style-name="P1"><text:span text:style-name="T1">ax = 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21" draw:layer="layout" svg:width="2.84cm" svg:height="1.325cm" svg:x="6.18cm" svg:y="18.048cm">
          <text:p text:style-name="P1"><text:span text:style-name="T1">ax+=score[cx]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23" draw:layer="layout" svg:width="2.097cm" svg:height="1.508cm" svg:x="12.347cm" svg:y="17.974cm">
          <text:p text:style-name="P1"><text:span text:style-name="T1">cx==c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id="id24" draw:layer="layout" svg:width="2.399cm" svg:height="1.325cm" svg:x="15.381cm" svg:y="18.049cm">
          <text:p text:style-name="P1"><text:span text:style-name="T1">ave = ax/cnt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3.063cm" svg:y1="18.692cm" svg:x2="3.879cm" svg:y2="18.709cm" draw:start-shape="id19" draw:start-glue-point="1" draw:end-shape="id20" draw:end-glue-point="3" svg:d="m3063 18692 816 17">
          <text:p/>
        </draw:connector>
        <draw:connector draw:style-name="gr3" draw:text-style-name="P2" draw:layer="layout" draw:type="line" svg:x1="5.461cm" svg:y1="18.709cm" svg:x2="6.18cm" svg:y2="18.71cm" draw:start-shape="id20" draw:start-glue-point="1" draw:end-shape="id21" draw:end-glue-point="3" svg:d="m5461 18709 719 1">
          <text:p/>
        </draw:connector>
        <draw:connector draw:style-name="gr3" draw:text-style-name="P2" draw:layer="layout" draw:type="line" svg:x1="9.02cm" svg:y1="18.71cm" svg:x2="9.78cm" svg:y2="18.711cm" draw:start-shape="id21" draw:start-glue-point="1" draw:end-shape="id22" draw:end-glue-point="3" svg:d="m9020 18710 760 1">
          <text:p/>
        </draw:connector>
        <draw:connector draw:style-name="gr3" draw:text-style-name="P2" draw:layer="layout" draw:type="line" svg:x1="14.444cm" svg:y1="18.727cm" svg:x2="15.381cm" svg:y2="18.711cm" draw:start-shape="id23" draw:start-glue-point="7" draw:end-shape="id24" draw:end-glue-point="3" svg:d="m14444 18727 937-16">
          <text:p/>
        </draw:connector>
        <draw:connector draw:style-name="gr3" draw:text-style-name="P2" draw:layer="layout" draw:type="line" svg:x1="17.78cm" svg:y1="18.711cm" svg:x2="18.734cm" svg:y2="18.694cm" draw:start-shape="id24" draw:start-glue-point="1" draw:end-shape="id25" draw:end-glue-point="3" svg:d="m17780 18711 954-17">
          <text:p/>
        </draw:connector>
        <draw:connector draw:style-name="gr3" draw:text-style-name="P2" draw:layer="layout" svg:x1="13.395cm" svg:y1="19.482cm" svg:x2="7.6cm" svg:y2="19.373cm" draw:start-shape="id23" draw:start-glue-point="6" draw:end-shape="id21" svg:d="m13395 19482v502h-5795v-611">
          <text:p/>
        </draw:connector>
        <draw:custom-shape draw:style-name="gr2" draw:text-style-name="P2" draw:id="id22" draw:layer="layout" svg:width="1.69cm" svg:height="1.325cm" svg:x="9.78cm" svg:y="18.049cm">
          <text:p text:style-name="P1"><text:span text:style-name="T1">inc cx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1.47cm" svg:y1="18.711cm" svg:x2="12.347cm" svg:y2="18.727cm" draw:start-shape="id22" draw:start-glue-point="1" draw:end-shape="id23" draw:end-glue-point="5" svg:d="m11470 18711 877 16">
          <text:p/>
        </draw:connector>
        <draw:frame draw:style-name="gr8" draw:text-style-name="P3" draw:layer="layout" svg:width="0.957cm" svg:height="0.765cm" svg:x="14.276cm" svg:y="17.9cm">
          <draw:text-box>
            <text:p><text:span text:style-name="T2">是</text:span></text:p>
          </draw:text-box>
        </draw:frame>
        <draw:frame draw:style-name="gr9" draw:text-style-name="P3" draw:layer="layout" svg:width="0.957cm" svg:height="0.683cm" svg:x="13.277cm" svg:y="19.301cm">
          <draw:text-box>
            <text:p><text:span text:style-name="T2">否</text:span></text:p>
          </draw:text-box>
        </draw:frame>
        <draw:custom-shape draw:style-name="gr1" draw:text-style-name="P2" draw:id="id31" draw:layer="layout" svg:width="1.695cm" svg:height="1.242cm" svg:x="1.337cm" svg:y="22.061cm">
          <text:p text:style-name="P1"><text:span text:style-name="T1">printin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30" draw:layer="layout" svg:width="1.587cm" svg:height="1.188cm" svg:x="18.803cm" svg:y="21.965cm">
          <text:p text:style-name="P1"><text:span text:style-name="T1">re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32" draw:layer="layout" svg:width="2.399cm" svg:height="1.325cm" svg:x="13.008cm" svg:y="21.932cm">
          <text:p text:style-name="P1"><text:span text:style-name="T1">pop ax</text:span></text:p>
          <text:p text:style-name="P1"><text:span text:style-name="T1">输出</text:span><text:span text:style-name="T1">ax+'0'</text:span></text:p>
          <text:p text:style-name="P1"><text:span text:style-name="T1">dec flg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5.53cm" svg:y1="22.674cm" svg:x2="6.249cm" svg:y2="22.675cm" svg:d="m5530 22674 719 1">
          <text:p/>
        </draw:connector>
        <draw:connector draw:style-name="gr3" draw:text-style-name="P2" draw:layer="layout" draw:type="line" svg:x1="8.315cm" svg:y1="22.692cm" svg:x2="9.24cm" svg:y2="22.676cm" draw:start-shape="id26" draw:start-glue-point="7" draw:end-shape="id27" draw:end-glue-point="3" svg:d="m8315 22692 925-16">
          <text:p/>
        </draw:connector>
        <draw:custom-shape draw:style-name="gr2" draw:text-style-name="P2" draw:id="id27" draw:layer="layout" svg:width="2.299cm" svg:height="1.325cm" svg:x="9.24cm" svg:y="22.014cm">
          <text:p text:style-name="P1"><text:span text:style-name="T1"><text:s/></text:span><text:span text:style-name="T1">bx</text:span><text:span text:style-name="T1">＝</text:span><text:span text:style-name="T1">bx/10</text:span></text:p>
          <text:p text:style-name="P1"><text:span text:style-name="T1">余数进栈</text:span></text:p>
          <text:p text:style-name="P1"><text:span text:style-name="T1">inc flg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0.957cm" svg:height="0.894cm" svg:x="17.846cm" svg:y="21.684cm">
          <draw:text-box>
            <text:p><text:span text:style-name="T2">是</text:span></text:p>
          </draw:text-box>
        </draw:frame>
        <draw:frame draw:style-name="gr9" draw:text-style-name="P3" draw:layer="layout" svg:width="0.957cm" svg:height="0.683cm" svg:x="16.983cm" svg:y="23.185cm">
          <draw:text-box>
            <text:p><text:span text:style-name="T2">否</text:span></text:p>
          </draw:text-box>
        </draw:frame>
        <draw:custom-shape draw:style-name="gr2" draw:text-style-name="P2" draw:id="id28" draw:layer="layout" svg:width="2.097cm" svg:height="1.508cm" svg:x="3.517cm" svg:y="21.939cm">
          <text:p text:style-name="P1"><text:span text:style-name="T1">bx==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4.565cm" svg:y1="21.939cm" svg:x2="11.234cm" svg:y2="21.049cm" draw:start-shape="id28" draw:start-glue-point="4" draw:end-shape="id29" draw:end-glue-point="3" svg:d="m4565 21939v-890h6669">
          <text:p/>
        </draw:connector>
        <draw:custom-shape draw:style-name="gr2" draw:text-style-name="P2" draw:id="id29" draw:layer="layout" svg:width="2.399cm" svg:height="1.034cm" svg:x="11.234cm" svg:y="20.532cm">
          <text:p text:style-name="P1"><text:span text:style-name="T1">输出</text:span><text:span text:style-name="T1">'0'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633cm" svg:y1="21.049cm" svg:x2="19.596cm" svg:y2="21.965cm" draw:start-shape="id29" draw:start-glue-point="1" draw:end-shape="id30" draw:end-glue-point="0" svg:d="m13633 21049h5963v916">
          <text:p/>
        </draw:connector>
        <draw:custom-shape draw:style-name="gr2" draw:text-style-name="P2" draw:id="id26" draw:layer="layout" svg:width="2.097cm" svg:height="1.508cm" svg:x="6.218cm" svg:y="21.939cm">
          <text:p text:style-name="P1"><text:span text:style-name="T1">bx%10==b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3" draw:layer="layout" svg:width="0.957cm" svg:height="0.765cm" svg:x="4.446cm" svg:y="21.166cm">
          <draw:text-box>
            <text:p><text:span text:style-name="T2">是</text:span></text:p>
          </draw:text-box>
        </draw:frame>
        <draw:frame draw:style-name="gr9" draw:text-style-name="P3" draw:layer="layout" svg:width="0.957cm" svg:height="0.683cm" svg:x="5.547cm" svg:y="22.067cm">
          <draw:text-box>
            <text:p><text:span text:style-name="T2">否</text:span></text:p>
          </draw:text-box>
        </draw:frame>
        <draw:connector draw:style-name="gr3" draw:text-style-name="P1" draw:layer="layout" draw:type="line" svg:x1="3.032cm" svg:y1="22.682cm" svg:x2="3.517cm" svg:y2="22.692cm" draw:start-shape="id31" draw:start-glue-point="1" draw:end-shape="id28" draw:end-glue-point="5" svg:d="m3032 22682 485 10">
          <text:p/>
        </draw:connector>
        <draw:connector draw:style-name="gr3" draw:text-style-name="P1" draw:layer="layout" svg:x1="10.389cm" svg:y1="22.014cm" svg:x2="7.266cm" svg:y2="21.939cm" draw:start-shape="id27" draw:start-glue-point="0" draw:end-shape="id26" draw:end-glue-point="4" svg:d="m10389 22014v-576h-3123v501">
          <text:p/>
        </draw:connector>
        <draw:connector draw:style-name="gr3" draw:text-style-name="P1" draw:layer="layout" draw:line-skew="0cm 1.488cm" svg:x1="7.266cm" svg:y1="23.447cm" svg:x2="13.008cm" svg:y2="22.594cm" draw:start-shape="id26" draw:start-glue-point="6" draw:end-shape="id32" draw:end-glue-point="3" svg:d="m7266 23447v502h4883v-1355h859">
          <text:p/>
        </draw:connector>
        <draw:custom-shape draw:style-name="gr2" draw:text-style-name="P2" draw:id="id33" draw:layer="layout" svg:width="2.097cm" svg:height="1.508cm" svg:x="15.918cm" svg:y="21.803cm">
          <text:p text:style-name="P1"><text:span text:style-name="T1">flg==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6.966cm" svg:y1="23.311cm" svg:x2="14.207cm" svg:y2="23.257cm" draw:start-shape="id33" draw:start-glue-point="6" draw:end-shape="id32" draw:end-glue-point="2" svg:d="m16966 23311v502h-2759v-556">
          <text:p/>
        </draw:connector>
        <draw:connector draw:style-name="gr3" draw:text-style-name="P1" draw:layer="layout" svg:x1="15.407cm" svg:y1="22.594cm" svg:x2="15.918cm" svg:y2="22.556cm" draw:start-shape="id32" draw:start-glue-point="1" draw:end-shape="id33" draw:end-glue-point="5" svg:d="m15407 22594h255v-38h256">
          <text:p/>
        </draw:connector>
        <draw:connector draw:style-name="gr3" draw:text-style-name="P1" draw:layer="layout" draw:type="line" svg:x1="18.015cm" svg:y1="22.556cm" svg:x2="18.803cm" svg:y2="22.559cm" draw:start-shape="id33" draw:start-glue-point="7" draw:end-shape="id30" svg:d="m18015 22556 788 3">
          <text:p/>
        </draw:connector>
        <draw:custom-shape draw:style-name="gr1" draw:text-style-name="P2" draw:id="id34" draw:layer="layout" svg:width="1.695cm" svg:height="1.192cm" svg:x="1.369cm" svg:y="2.696cm">
          <text:p text:style-name="P1"><text:span text:style-name="T1">mai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39" draw:layer="layout" svg:width="1.587cm" svg:height="1.188cm" svg:x="18.735cm" svg:y="2.7cm">
          <text:p text:style-name="P1"><text:span text:style-name="T1">re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35" draw:layer="layout" svg:width="2.551cm" svg:height="1.325cm" svg:x="3.88cm" svg:y="2.647cm">
          <text:p text:style-name="P1"><text:span text:style-name="T1">call inpu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36" draw:layer="layout" svg:width="2.84cm" svg:height="1.325cm" svg:x="7.581cm" svg:y="2.648cm">
          <text:p text:style-name="P1"><text:span text:style-name="T1">call averag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38" draw:layer="layout" svg:width="2.856cm" svg:height="1.325cm" svg:x="14.925cm" svg:y="2.649cm">
          <text:p text:style-name="P1"><text:span text:style-name="T1">call output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3.064cm" svg:y1="3.292cm" svg:x2="3.88cm" svg:y2="3.309cm" draw:start-shape="id34" draw:start-glue-point="1" draw:end-shape="id35" draw:end-glue-point="3" svg:d="m3064 3292 816 17">
          <text:p/>
        </draw:connector>
        <draw:connector draw:style-name="gr3" draw:text-style-name="P2" draw:layer="layout" draw:type="line" svg:x1="6.431cm" svg:y1="3.309cm" svg:x2="7.581cm" svg:y2="3.31cm" draw:start-shape="id35" draw:start-glue-point="1" draw:end-shape="id36" draw:end-glue-point="3" svg:d="m6431 3309 1150 1">
          <text:p/>
        </draw:connector>
        <draw:connector draw:style-name="gr3" draw:text-style-name="P2" draw:layer="layout" draw:type="line" svg:x1="10.421cm" svg:y1="3.31cm" svg:x2="11.429cm" svg:y2="3.311cm" draw:start-shape="id36" draw:start-glue-point="1" draw:end-shape="id37" draw:end-glue-point="3" svg:d="m10421 3310 1008 1">
          <text:p/>
        </draw:connector>
        <draw:connector draw:style-name="gr3" draw:text-style-name="P2" draw:layer="layout" draw:type="line" svg:x1="14.029cm" svg:y1="3.311cm" svg:x2="14.925cm" svg:y2="3.311cm" draw:start-shape="id37" draw:start-glue-point="1" draw:end-shape="id38" draw:end-glue-point="3" svg:d="m14029 3311h896">
          <text:p/>
        </draw:connector>
        <draw:connector draw:style-name="gr3" draw:text-style-name="P2" draw:layer="layout" draw:type="line" svg:x1="17.781cm" svg:y1="3.311cm" svg:x2="18.735cm" svg:y2="3.294cm" draw:start-shape="id38" draw:start-glue-point="1" draw:end-shape="id39" draw:end-glue-point="3" svg:d="m17781 3311 954-17">
          <text:p/>
        </draw:connector>
        <draw:custom-shape draw:style-name="gr2" draw:text-style-name="P2" draw:id="id37" draw:layer="layout" svg:width="2.6cm" svg:height="1.325cm" svg:x="11.429cm" svg:y="2.649cm">
          <text:p text:style-name="P1"><text:span text:style-name="T1">call sort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ker Lee</meta:initial-creator>
    <meta:creation-date>2009-12-06T16:30:03</meta:creation-date>
    <dc:date>2009-12-07T15:06:10</dc:date>
    <dc:creator>Joker Lee</dc:creator>
    <meta:editing-duration>PT02H57M21S</meta:editing-duration>
    <meta:editing-cycles>5</meta:editing-cycles>
    <meta:generator>OpenOffice.org/3.1$Linux OpenOffice.org_project/310m19$Build-9420</meta:generator>
    <meta:document-statistic meta:object-count="90"/>
  </office:meta>
</office:document-meta>
</file>